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.682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.095cm" fo:min-width="1.87cm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55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4.578cm" fo:min-width="7.52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5.4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Math TeX Gyre"/>
    </style:style>
    <style:style style:name="P4" style:family="paragraph">
      <loext:graphic-properties draw:fill="none" draw:fill-color="#ffffff"/>
      <style:text-properties style:font-name="DejaVu Math TeX Gyre"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6cm" svg:y1="0.51cm" svg:x2="15.7cm" svg:y2="0.51cm">
          <text:p/>
        </draw:line>
        <draw:line draw:style-name="gr1" draw:text-style-name="P1" draw:layer="layout" svg:x1="0.65cm" svg:y1="4.21cm" svg:x2="12.4cm" svg:y2="4.21cm">
          <text:p/>
        </draw:line>
        <draw:path draw:style-name="gr1" draw:text-style-name="P1" draw:layer="layout" svg:width="0.999cm" svg:height="0.999cm" svg:x="12.4cm" svg:y="4.21cm" svg:viewBox="0 0 1000 1000" svg:d="M0 0c1000 0 1000 1000 1000 1000">
          <text:p/>
        </draw:path>
        <draw:path draw:style-name="gr1" draw:text-style-name="P1" draw:layer="layout" svg:width="0.999cm" svg:height="0.999cm" svg:x="13.5cm" svg:y="3.26cm" svg:viewBox="0 0 1000 1000" svg:d="M0 0c1000 0 1000 1000 1000 1000">
          <text:p/>
        </draw:path>
        <draw:line draw:style-name="gr1" draw:text-style-name="P1" draw:layer="layout" svg:x1="14.5cm" svg:y1="6cm" svg:x2="14.5cm" svg:y2="4.26cm">
          <text:p/>
        </draw:line>
        <draw:line draw:style-name="gr1" draw:text-style-name="P1" draw:layer="layout" svg:x1="13.4cm" svg:y1="6cm" svg:x2="13.4cm" svg:y2="5.21cm">
          <text:p/>
        </draw:line>
        <draw:custom-shape draw:style-name="gr2" draw:text-style-name="P1" draw:layer="layout" svg:width="1.7cm" svg:height="0.85cm" svg:x="13.1cm" svg:y="5.96cm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" draw:text-style-name="P1" draw:layer="layout" svg:x1="2cm" svg:y1="3.26cm" svg:x2="15.7cm" svg:y2="3.26cm">
          <text:p/>
        </draw:line>
        <draw:custom-shape draw:style-name="gr3" draw:text-style-name="P1" draw:layer="layout" svg:width="3.3cm" svg:height="1.65cm" draw:transform="rotate (1.5707963267949) translate (15.7cm 3.56cm)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3.155cm" svg:height="0.462cm" draw:transform="rotate (1.5702727280193) translate (0.843cm 3.889cm)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2.553cm" svg:height="0.555cm" svg:x="12.697cm" svg:y="1.60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2.272cm" svg:height="0.555cm" svg:x="12.828cm" svg:y="7.00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3" draw:layer="layout" svg:width="3.194cm" svg:height="0.882cm" svg:x="1.9cm" svg:y="3.36cm">
          <draw:text-box>
            <text:p><text:span text:style-name="T1">R</text:span><text:span text:style-name="T1">e</text:span><text:span text:style-name="T1">i</text:span><text:span text:style-name="T1">b</text:span><text:span text:style-name="T1">u</text:span><text:span text:style-name="T1">n</text:span><text:span text:style-name="T1">g</text:span></text:p>
          </draw:text-box>
        </draw:frame>
        <draw:line draw:style-name="gr1" draw:text-style-name="P1" draw:layer="layout" svg:x1="0.605cm" svg:y1="4.942cm" svg:x2="7.005cm" svg:y2="4.942cm">
          <text:p/>
        </draw:line>
        <draw:line draw:style-name="gr1" draw:text-style-name="P1" draw:layer="layout" svg:x1="0.655cm" svg:y1="5.892cm" svg:x2="5.905cm" svg:y2="5.892cm">
          <text:p/>
        </draw:line>
        <draw:path draw:style-name="gr1" draw:text-style-name="P1" draw:layer="layout" svg:width="0.999cm" svg:height="0.999cm" svg:x="5.905cm" svg:y="5.892cm" svg:viewBox="0 0 1000 1000" svg:d="M0 0c1000 0 1000 1000 1000 1000">
          <text:p/>
        </draw:path>
        <draw:path draw:style-name="gr1" draw:text-style-name="P1" draw:layer="layout" svg:width="0.999cm" svg:height="0.999cm" svg:x="7.005cm" svg:y="4.942cm" svg:viewBox="0 0 1000 1000" svg:d="M0 0c1000 0 1000 1000 1000 1000">
          <text:p/>
        </draw:path>
        <draw:line draw:style-name="gr1" draw:text-style-name="P1" draw:layer="layout" svg:x1="8.005cm" svg:y1="7.742cm" svg:x2="8.005cm" svg:y2="5.942cm">
          <text:p/>
        </draw:line>
        <draw:line draw:style-name="gr1" draw:text-style-name="P1" draw:layer="layout" svg:x1="6.905cm" svg:y1="7.742cm" svg:x2="6.905cm" svg:y2="6.892cm">
          <text:p/>
        </draw:line>
        <draw:custom-shape draw:style-name="gr2" draw:text-style-name="P1" draw:layer="layout" svg:width="1.7cm" svg:height="0.85cm" svg:x="6.555cm" svg:y="7.742cm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5.955cm" svg:height="0.882cm" svg:x="0.455cm" svg:y="4.96cm">
          <draw:text-box>
            <text:p><text:span text:style-name="T1">Erregerwicklung</text:span></text:p>
          </draw:text-box>
        </draw:frame>
        <draw:frame draw:style-name="gr4" draw:text-style-name="P2" draw:layer="layout" svg:width="2.248cm" svg:height="0.555cm" svg:x="6.257cm" svg:y="8.78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7" draw:text-style-name="P1" draw:layer="layout" svg:width="8.25cm" svg:height="5.05cm" svg:x="0.455cm" svg:y="4.592cm">
          <text:p/>
          <draw:enhanced-geometry svg:viewBox="0 0 21600 21600" draw:path-stretchpoint-x="10800" draw:path-stretchpoint-y="10800" draw:text-areas="?f3 ?f4 ?f5 ?f6" draw:type="round-rectangle" draw:modifiers="1245.91424726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5.908cm" svg:height="1.369cm" svg:x="0.447cm" svg:y="8.292cm">
          <draw:text-box>
            <text:p><text:span text:style-name="T2">Nur für</text:span></text:p>
            <text:p><text:span text:style-name="T2">Fremderreg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6:56:06.960230142</meta:creation-date>
    <dc:date>2017-02-20T12:08:05.448035588</dc:date>
    <meta:editing-duration>PT26M57S</meta:editing-duration>
    <meta:editing-cycles>8</meta:editing-cycles>
    <meta:generator>LibreOffice/5.3.0.3$Linux_X86_64 LibreOffice_project/30m0$Build-3</meta:generator>
    <meta:document-statistic meta:object-count="24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el</mi>
        </msub>
        <mo stretchy="false">=</mo>
        <mn>3</mn>
      </mrow>
      <mspace width="0.5em"/>
      <mi>U</mi>
      <mspace width="0.5em"/>
      <mi>I</mi>
      <mspace width="0.5em"/>
      <mi>cos</mi>
      <mrow>
        <mo fence="true" stretchy="false">(</mo>
        <mrow>
          <mi mathvariant="normal">φ</mi>
        </mrow>
        <mo fence="true" stretchy="false">)</mo>
      </mrow>
    </mrow>
    <annotation encoding="StarMath 5.0">P_el = 3 ` U ` I ` cos( %varphi )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mech</mi>
        </msub>
        <mo stretchy="false">=</mo>
        <mi>M</mi>
      </mrow>
      <mspace width="0.5em"/>
      <mi mathvariant="normal">Ω</mi>
    </mrow>
    <annotation encoding="StarMath 5.0">P_mech = M ` %OMEGA</annotation>
  </semantics>
</math>
</file>

<file path=Object 3/content.xml><?xml version="1.0" encoding="utf-8"?>
<math xmlns="http://www.w3.org/1998/Math/MathML" display="block">
  <semantics>
    <mrow>
      <mrow>
        <msub>
          <mi>P</mi>
          <mi>e</mi>
        </msub>
        <mo stretchy="false">=</mo>
        <msub>
          <mi>U</mi>
          <mi>e</mi>
        </msub>
      </mrow>
      <mspace width="2em"/>
      <msub>
        <mi>I</mi>
        <mi>e</mi>
      </msub>
    </mrow>
    <annotation encoding="StarMath 5.0">P_e = U_e ~ I_e</annotation>
  </semantics>
</math>
</file>

<file path=Object 4/content.xml><?xml version="1.0" encoding="utf-8"?>
<math xmlns="http://www.w3.org/1998/Math/MathML" display="block">
  <semantics>
    <mrow>
      <mrow>
        <msub>
          <mi>P</mi>
          <mi>R</mi>
        </msub>
        <mo stretchy="false">=</mo>
        <msub>
          <mi>M</mi>
          <mi>R</mi>
        </msub>
      </mrow>
      <mspace width="0.5em"/>
      <mi mathvariant="normal">Ω</mi>
    </mrow>
    <annotation encoding="StarMath 5.0">P_R = M_R ` %OMEGA</annotation>
  </semantics>
</math>
</file>